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c4ac" officeooo:paragraph-rsid="0007c4ac"/>
    </style:style>
    <style:style style:name="T1" style:family="text">
      <style:text-properties officeooo:rsid="0007c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lace a github</text:p>
      <text:p text:style-name="P1">https://github.com/AGALMAD/DesarrolloInterfaces/tree/main/T3/Tarea%20componente%20visual%20personalizado/ComponenteVisualPersonalizado</text:p>
      <text:p text:style-name="Standard"/>
      <text:p text:style-name="Standard">ErrorColor</text:p>
      <text:p text:style-name="Standard">EmailTextColo<text:span text:style-name="T1">r</text:span></text:p>
      <text:p text:style-name="Standard">BorderColor</text:p>
      <text:p text:style-name="Standard">BorderErrorColor</text:p>
      <text:p text:style-name="Standard">BorderNormalColor</text:p>
      <text:p text:style-name="Standard">ErrorFont</text:p>
      <text:p text:style-name="Standard">EmailFont</text:p>
      <text:p text:style-name="Standard">ErrorText</text:p>
      <text:p text:style-name="Standard">EmailText</text:p>
      <text:p text:style-name="Standard">HintText</text:p>
      <text:p text:style-name="Standard">HintColo<text:span text:style-name="T1">r</text:span></text:p>
      <text:p text:style-name="Standard">HintFo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6:33:33.935000000</meta:creation-date>
    <dc:date>2024-11-07T16:39:58.777000000</dc:date>
    <meta:editing-duration>PT6M25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4" meta:word-count="16" meta:character-count="278" meta:non-whitespace-character-count="276"/>
  </office:meta>
</office:document-meta>
</file>